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000000030C69C7D8C0F1EF63A.png" manifest:media-type="image/png"/>
  <manifest:file-entry manifest:full-path="Pictures/100000010000003000000030801F7C20BD010B1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e8856"/>
    </style:style>
    <style:style style:name="P3" style:family="paragraph" style:parent-style-name="Text_20_body">
      <style:text-properties officeooo:paragraph-rsid="004e8856"/>
    </style:style>
    <style:style style:name="P4" style:family="paragraph" style:parent-style-name="Standard">
      <style:text-properties officeooo:paragraph-rsid="004d71a0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e8856"/>
    </style:style>
    <style:style style:name="P7" style:family="paragraph" style:parent-style-name="Table_20_Contents">
      <style:paragraph-properties fo:margin-left="0cm" fo:margin-right="0cm" fo:text-indent="0cm" style:auto-text-indent="false"/>
    </style:style>
    <style:style style:name="P8" style:family="paragraph" style:parent-style-name="Standard">
      <style:paragraph-properties fo:text-align="justify" style:justify-single-word="false"/>
      <style:text-properties style:font-name="Roboto" officeooo:rsid="005f1e98" officeooo:paragraph-rsid="005f1e98"/>
    </style:style>
    <style:style style:name="P9" style:family="paragraph" style:parent-style-name="Standard">
      <style:paragraph-properties fo:text-align="justify" style:justify-single-word="false"/>
      <style:text-properties style:font-name="Roboto" officeooo:rsid="005f1e98" officeooo:paragraph-rsid="005f1e98"/>
    </style:style>
    <style:style style:name="P10" style:family="paragraph" style:parent-style-name="Text_20_body" style:list-style-name="L1">
      <style:text-properties officeooo:paragraph-rsid="004e8856"/>
    </style:style>
    <style:style style:name="P11" style:family="paragraph" style:parent-style-name="Text_20_body" style:list-style-name="L1">
      <style:text-properties officeooo:paragraph-rsid="005b9c9b"/>
    </style:style>
    <style:style style:name="P12" style:family="paragraph" style:parent-style-name="Text_20_body" style:list-style-name="L1">
      <style:text-properties officeooo:rsid="005c858f" officeooo:paragraph-rsid="005b9c9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06a0" style:font-weight-asian="bold" style:font-weight-complex="bold"/>
    </style:style>
    <style:style style:name="T3" style:family="text">
      <style:text-properties fo:font-weight="bold" officeooo:rsid="005e4663" style:font-weight-asian="bold" style:font-weight-complex="bold"/>
    </style:style>
    <style:style style:name="T4" style:family="text">
      <style:text-properties officeooo:rsid="004f23dc"/>
    </style:style>
    <style:style style:name="T5" style:family="text">
      <style:text-properties officeooo:rsid="005ac4b5"/>
    </style:style>
    <style:style style:name="T6" style:family="text">
      <style:text-properties officeooo:rsid="005cadc9"/>
    </style:style>
    <style:style style:name="T7" style:family="text">
      <style:text-properties officeooo:rsid="0060359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<draw:frame draw:style-name="fr1" draw:name="graphics69" text:anchor-type="as-char" svg:width="1.27cm" svg:height="1.27cm" draw:z-index="0"><draw:image xlink:href="Pictures/100000010000003000000030C69C7D8C0F1EF63A.png" xlink:type="simple" xlink:show="embed" xlink:actuate="onLoad" draw:mime-type="image/png"/></draw:frame></text:p>
          </table:table-cell>
          <table:table-cell table:style-name="Tabla1.B1" office:value-type="string">
            <text:p text:style-name="P7"><text:span text:style-name="T2">Apelidos, Nome:</text:span><text:span text:style-name="T1"> </text:span><text:span text:style-name="T3">Iglesias Nieto, Rodrigo</text:span></text:p>
          </table:table-cell>
        </table:table-row>
      </table:table>
      <text:p text:style-name="Standard"/>
      <text:p text:style-name="P4"/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"><draw:frame draw:style-name="fr1" draw:name="Imagen4" text:anchor-type="as-char" svg:width="1.099cm" svg:height="1.099cm" draw:z-index="1"><draw:image xlink:href="Pictures/100000010000003000000030801F7C20BD010B1C.png" xlink:type="simple" xlink:show="embed" xlink:actuate="onLoad" draw:mime-type="image/png"/></draw:frame></text:p>
          </table:table-cell>
          <table:table-cell table:style-name="Tabla2.B1" office:value-type="string">
            <text:p text:style-name="P3"><text:span text:style-name="T4">1.</text:span> Le o artigo “Estudo comparativo de paquetes ERP” que foi publicado no X Congreso de Enxeñería de Organización celebrado en Valencia e responde ás seguintes cuestións<text:span text:style-name="T5">:</text:span></text:p>
            <text:list text:style-name="L1">
              <text:list-item>
                <text:p text:style-name="P10">Como foron evolucionando os sistemas de información en gran cantidade de compañías?</text:p>
              </text:list-item>
              <text:list-item>
                <text:p text:style-name="P10">Que <text:span text:style-name="T6">proporciona</text:span> un sistema de información integrado en relación a un sistema de información?</text:p>
              </text:list-item>
              <text:list-item>
                <text:p text:style-name="P10">Cales son as características principais dos sistemas ERP?</text:p>
              </text:list-item>
              <text:list-item>
                <text:p text:style-name="P11">Existe algún tipo de inconveniente á hora de implantar un ERP?</text:p>
              </text:list-item>
              <text:list-item>
                <text:p text:style-name="P11">Que método propón o artigo para comparar as diferentes ferramentas ERP principais que existen no mercado?</text:p>
              </text:list-item>
              <text:list-item>
                <text:p text:style-name="P11">Cales son os criterios seleccionados para efectuar a análise?</text:p>
              </text:list-item>
              <text:list-item>
                <text:p text:style-name="P12">Se tiveses que realizar un artigo similar ao presentado que propostas de mellora realizarías? Xustifica a resposta.</text:p>
              </text:list-item>
            </text:list>
          </table:table-cell>
        </table:table-row>
      </table:table>
      <text:p text:style-name="P2"/>
      <text:p text:style-name="P8">a) Los sistemas de información han evolucionado a los conocidos como sistemas de información integrados.</text:p>
      <text:p text:style-name="P8"/>
      <text:p text:style-name="P8">b) Los sistemas de información integrados tienen el objetivo de facilitar la integración de los datos organizativos, almacenarlos y ponerlos a disposición de la empresa de la manera más adecuada a cada necesidad.</text:p>
      <text:p text:style-name="P8"/>
      <text:p text:style-name="P8">c) Los sistemas ERP se caracterizan por su capacidad de adaptación, modularidad, integración de la información, estandarización e interfaces. Además de que suelen ser sistemas abiertos y multiplataforma.</text:p>
      <text:p text:style-name="P8"/>
      <text:p text:style-name="P8">d) La implantación es el principal problema de los ERP, ya que se requieren reingenierías en ciertos procesos. Esto hace que el tiempo de implantación dependa de las características del ERP.</text:p>
      <text:p text:style-name="P8"/>
      <text:p text:style-name="P8">e) El artículo selecciona empresas que dominan el mercado global y por otro lado las empresas más grandes nacionalmente.</text:p>
      <text:p text:style-name="P8"/>
      <text:p text:style-name="P8">f) Los criterios son los siguientes: funcionalidades, plataformas, bases de datos, tipo de empresa. </text:p>
      <text:p text:style-name="P8"/>
      <text:p text:style-name="P8">g) <text:span text:style-name="T7">Una posible mejora es definir mejor los sistema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Roboto" svg:font-family="Roboto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3-09-14T21:54:48.443000000</dc:date>
    <meta:editing-duration>PT8H42M1S</meta:editing-duration>
    <meta:editing-cycles>148</meta:editing-cycles>
    <meta:generator>LibreOffice/7.5.3.2$Windows_X86_64 LibreOffice_project/9f56dff12ba03b9acd7730a5a481eea045e468f3</meta:generator>
    <meta:document-statistic meta:table-count="2" meta:image-count="2" meta:object-count="0" meta:page-count="1" meta:paragraph-count="19" meta:word-count="276" meta:character-count="1780" meta:non-whitespace-character-count="1526"/>
  </office:meta>
</office:document-meta>
</file>